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0c2c87" officeooo:paragraph-rsid="00024ab3"/>
    </style:style>
    <style:style style:name="P2" style:family="paragraph" style:parent-style-name="Footer">
      <style:paragraph-properties fo:text-align="center" style:justify-single-word="false"/>
      <style:text-properties officeooo:rsid="00024ab3" officeooo:paragraph-rsid="00024ab3"/>
    </style:style>
    <style:style style:name="P3" style:family="paragraph" style:parent-style-name="Title">
      <style:text-properties style:font-name="Georgia" officeooo:rsid="000d564d" officeooo:paragraph-rsid="000d564d"/>
    </style:style>
    <style:style style:name="P4" style:family="paragraph" style:parent-style-name="Subtitle">
      <style:text-properties style:font-name="Georgia"/>
    </style:style>
    <style:style style:name="P5" style:family="paragraph" style:parent-style-name="Heading_20_1">
      <style:text-properties style:font-name="Georgia"/>
    </style:style>
    <style:style style:name="P6" style:family="paragraph" style:parent-style-name="Text_20_body">
      <style:paragraph-properties fo:text-align="center" style:justify-single-word="false"/>
      <style:text-properties style:font-name="Georgia" officeooo:rsid="000d564d" officeooo:paragraph-rsid="000d564d"/>
    </style:style>
    <style:style style:name="P7" style:family="paragraph" style:parent-style-name="Text_20_body">
      <style:paragraph-properties fo:text-align="start" style:justify-single-word="false"/>
      <style:text-properties style:font-name="Georgia" officeooo:rsid="000d564d" officeooo:paragraph-rsid="000d564d"/>
    </style:style>
    <style:style style:name="P8" style:family="paragraph" style:parent-style-name="Text_20_body">
      <style:paragraph-properties fo:text-align="start" style:justify-single-word="false"/>
      <style:text-properties style:font-name="Georgia" officeooo:rsid="000d564d" officeooo:paragraph-rsid="00134b5a"/>
    </style:style>
    <style:style style:name="P9" style:family="paragraph" style:parent-style-name="Text_20_body">
      <style:text-properties style:font-name="Georgia"/>
    </style:style>
    <style:style style:name="T1" style:family="text">
      <style:text-properties officeooo:rsid="000f1fc5"/>
    </style:style>
    <style:style style:name="T2" style:family="text">
      <style:text-properties officeooo:rsid="001116f8"/>
    </style:style>
    <style:style style:name="T3" style:family="text">
      <style:text-properties officeooo:rsid="00118151"/>
    </style:style>
    <style:style style:name="T4" style:family="text">
      <style:text-properties officeooo:rsid="00132c3e"/>
    </style:style>
    <style:style style:name="T5" style:family="text">
      <style:text-properties officeooo:rsid="00134b5a"/>
    </style:style>
    <style:style style:name="T6" style:family="text">
      <style:text-properties officeooo:rsid="00154835"/>
    </style:style>
    <style:style style:name="T7" style:family="text">
      <style:text-properties officeooo:rsid="001701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ilot</text:p>
      <text:p text:style-name="P4">101</text:p>
      <text:p text:style-name="P6">by Kyle Eggleston</text:p>
      <text:p text:style-name="P6"/>
      <text:h text:style-name="P5" text:outline-level="1"><text:span text:style-name="T7">Ten</text:span> Years Ago</text:h>
      <text:p text:style-name="P7"><text:tab/><text:span text:style-name="T5">Joseph</text:span><text:span text:style-name="T1"> </text:span><text:span text:style-name="T5">Evans</text:span><text:span text:style-name="T1"> was driving along a long stretch of road. He was headed home after a medical conference </text:span><text:span text:style-name="T2">five hours away from his home town. It was pitch black out, the last day of the conference had run late. </text:span><text:span text:style-name="T5">Joe</text:span><text:span text:style-name="T2"> was sipping on a cup of black coffee to help keep him awake. </text:span><text:span text:style-name="T5">He</text:span><text:span text:style-name="T3"> was listening to the radio, some oldie station was playing. </text:span><text:span text:style-name="T5">Joe</text:span><text:span text:style-name="T3"> sang along to it.</text:span></text:p>
      <text:p text:style-name="P7"><text:tab/><text:span text:style-name="T3">His car slowed to a stop. The radio went dead, the lights went out. </text:span><text:span text:style-name="T5">Joe</text:span><text:span text:style-name="T3"> turned his key over, the engine did not start back up. He was stuck.</text:span></text:p>
      <text:p text:style-name="P7"><text:tab/>“<text:span text:style-name="T3">What the hell?” </text:span><text:span text:style-name="T5">Joe</text:span><text:span text:style-name="T3"> asked. “What’s going on here?”</text:span></text:p>
      <text:p text:style-name="P8"><text:tab/><text:span text:style-name="T3">A bright </text:span><text:span text:style-name="T4">white </text:span><text:span text:style-name="T3">light </text:span><text:span text:style-name="T4">shone above the vehicle. It was brighter than the sun at noonday. </text:span><text:span text:style-name="T5">Joe</text:span><text:span text:style-name="T4"> squinted as he tried to look up at the source of the light. A </text:span><text:span text:style-name="T5">flying saucer hovered high above Joe’s Jeep.</text:span></text:p>
      <text:p text:style-name="P8"><text:tab/><text:span text:style-name="T5">Moments passed. The Jeep started back up. As the radio blared back to life, Joe shook his head. It was an odd thing that had happened. Did he really see a flying saucer? Checking the time, six hours had passed in a matter of minutes. Joe gasped. </text:span><text:span text:style-name="T6">He thumped the clock with his finger, maybe it just wasn’t working properly.</text:span></text:p>
      <text:p text:style-name="P8"><text:tab/>“<text:span text:style-name="T5">What the hell was that?!” Joe exclaimed. </text:span><text:span text:style-name="T6">Shaking his head he continued driving home.</text:span></text:p>
      <text:h text:style-name="P5" text:outline-level="1">Present Day</text:h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c2c87" officeooo:paragraph-rsid="00024ab3"/>
    </style:style>
    <style:style style:name="MP2" style:family="paragraph" style:parent-style-name="Footer">
      <style:paragraph-properties fo:text-align="center" style:justify-single-word="false"/>
      <style:text-properties officeooo:rsid="00024ab3" officeooo:paragraph-rsid="00024ab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AskEarly dot NET</text:p>
      </style:header>
      <style:footer>
        <text:p text:style-name="MP2">Kyle Eggleston (Page <text:page-number text:select-page="current">1</text:page-number><text:s/>of <text:page-count>1</text:page-count>) <text:date style:data-style-name="N37" text:date-value="2026-02-08T10:34:02.624931223">02/08/26</text:dat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8T18:25:24.500000000</meta:creation-date>
    <dc:date>2026-02-08T10:34:02.553584357</dc:date>
    <meta:editing-duration>PT49M26S</meta:editing-duration>
    <meta:editing-cycles>13</meta:editing-cycles>
    <meta:generator>LibreOffice/24.2.7.2$Linux_X86_64 LibreOffice_project/420$Build-2</meta:generator>
    <meta:print-date>2023-11-18T19:55:35.459000000</meta:print-date>
    <meta:printed-by>PDF files</meta:printed-by>
    <meta:document-statistic meta:table-count="0" meta:image-count="0" meta:object-count="0" meta:page-count="1" meta:paragraph-count="13" meta:word-count="239" meta:character-count="1258" meta:non-whitespace-character-count="1026"/>
  </office:meta>
</office:document-meta>
</file>